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CATALOGUE DES ABBES DE SALIVAL</text:p>
      <text:p text:style-name="Standard"/>
      <text:p text:style-name="Standard"/>
      <text:p text:style-name="Standard"><text:s text:c="4"/>L'année indiquée en regard du nom, et qui n'est pas signalée comme année d'élection ou de décès, signifie l'époque à laquelle on retrouve des actes concernant l'abbé.</text:p>
      <text:p text:style-name="Standard"/>
      <text:p text:style-name="Standard"/>
      <text:list xml:id="list36176931" text:style-name="WW8Num1">
        <text:list-item>
          <text:p text:style-name="P1">Hugues, en 1160, mort le 9 juillet</text:p>
        </text:list-item>
        <text:list-item>
          <text:p text:style-name="P1">Tescelin, 1172, mort le 21 août</text:p>
        </text:list-item>
        <text:list-item>
          <text:p text:style-name="P1">Henzelin, 1177, mort le 9 octobre</text:p>
        </text:list-item>
        <text:list-item>
          <text:p text:style-name="P1">Conon, 1186, 87, 89, mort le 16 juillet</text:p>
        </text:list-item>
        <text:list-item>
          <text:p text:style-name="P1">Jacob élu en 1192, mort le 28 septembre 1197</text:p>
        </text:list-item>
        <text:list-item>
          <text:p text:style-name="P1">Adam, 1197</text:p>
        </text:list-item>
        <text:list-item>
          <text:p text:style-name="P1">Henri, mort le 20 janvier 1206</text:p>
        </text:list-item>
        <text:list-item>
          <text:p text:style-name="P1">André, 1212-1217, mort le 5 mai</text:p>
        </text:list-item>
        <text:list-item>
          <text:p text:style-name="P1">Guérin</text:p>
        </text:list-item>
        <text:list-item>
          <text:p text:style-name="P1">Thomas, 1220</text:p>
        </text:list-item>
        <text:list-item>
          <text:p text:style-name="P1">Gosselin, mort le 18 octobre</text:p>
        </text:list-item>
        <text:list-item>
          <text:p text:style-name="P1">Isambart, mort le 5 juin</text:p>
        </text:list-item>
        <text:list-item>
          <text:p text:style-name="P1">Marsile, mort le 11 juillet</text:p>
        </text:list-item>
        <text:list-item>
          <text:p text:style-name="P1">Pierre</text:p>
        </text:list-item>
        <text:list-item>
          <text:p text:style-name="P1">Drogon, 1255, mort le 31 août</text:p>
        </text:list-item>
        <text:list-item>
          <text:p text:style-name="P1">Gauthier, 1263</text:p>
        </text:list-item>
        <text:list-item>
          <text:p text:style-name="P1">Ferry, 1279, mort le 17 mai</text:p>
        </text:list-item>
        <text:list-item>
          <text:p text:style-name="P1">Forcon, 1286, mort le 16 avril</text:p>
        </text:list-item>
        <text:list-item>
          <text:p text:style-name="P1">Otton, 1293, mort le 1er avril</text:p>
        </text:list-item>
        <text:list-item>
          <text:p text:style-name="P1">Gérard, 1299, mort le 3 février 1301</text:p>
        </text:list-item>
        <text:list-item>
          <text:p text:style-name="P1">Jean, 1302, mort le 12 avril</text:p>
        </text:list-item>
        <text:list-item>
          <text:p text:style-name="P1">Simon Poince, 1314, mort le 17 août</text:p>
        </text:list-item>
        <text:list-item>
          <text:p text:style-name="P1">Gérard, 1317, mort le 13 juillet</text:p>
        </text:list-item>
        <text:list-item>
          <text:p text:style-name="P1">Simon de Morspech, 1318, mort en 1325</text:p>
        </text:list-item>
        <text:list-item>
          <text:p text:style-name="P1">Beaudouin, élu en 1325</text:p>
        </text:list-item>
        <text:list-item>
          <text:p text:style-name="P1">Jean, mort en 1355</text:p>
        </text:list-item>
        <text:list-item>
          <text:p text:style-name="P1">André, 2lu en 1355</text:p>
        </text:list-item>
        <text:list-item>
          <text:p text:style-name="P1">Gérard, 1360, mort le 5 février</text:p>
        </text:list-item>
        <text:list-item>
          <text:p text:style-name="P1">Drouin, mort le 10 juillet 1373</text:p>
        </text:list-item>
        <text:list-item>
          <text:p text:style-name="P1">Jean de Lunéville, 1383, mort le 22 février 1391</text:p>
        </text:list-item>
        <text:list-item>
          <text:p text:style-name="P1">Gérard de Chambrey, mort le 3 septembre</text:p>
        </text:list-item>
        <text:list-item>
          <text:p text:style-name="P1">Nicolas de Haynau, mort le 6 février</text:p>
        </text:list-item>
        <text:list-item>
          <text:p text:style-name="P1">Jean de Vic, 1396 ; il abdique le 1er mars</text:p>
        </text:list-item>
        <text:list-item>
          <text:p text:style-name="P1">Nicolas Gérardin, 1402, mort le 1er septembre 1406</text:p>
        </text:list-item>
        <text:list-item>
          <text:p text:style-name="P1">Herman</text:p>
        </text:list-item>
        <text:list-item>
          <text:p text:style-name="P1">Etienne, mort le 3 octobre 1409</text:p>
        </text:list-item>
        <text:list-item>
          <text:p text:style-name="P1">Gérard, élu en 1409, mort le 6 novembre 1419</text:p>
        </text:list-item>
        <text:list-item>
          <text:p text:style-name="P1">Salmon, élu en 1419, mort en 1421</text:p>
        </text:list-item>
        <text:list-item>
          <text:p text:style-name="P1">Guillaume Minel, résigna plusieurs années avant sa mort, mort le 13 octobre 1434</text:p>
        </text:list-item>
        <text:list-item>
          <text:p text:style-name="P1">Nicolas Burlay, résigna en 1435</text:p>
        </text:list-item>
        <text:list-item>
          <text:p text:style-name="P1">Nicolas Dremant, élu en 1435, mort le 3 février 1454</text:p>
        </text:list-item>
        <text:list-item>
          <text:p text:style-name="P1">Jean Salmon, élu en 1454, abdiqua au commencement de l'année 1483, mort le 2 septembre 1483</text:p>
        </text:list-item>
        <text:list-item>
          <text:p text:style-name="P1">Simon de Morville, élu en 1483, mort le 3 avril 1483</text:p>
        </text:list-item>
        <text:list-item>
          <text:p text:style-name="P1">Nicolas Henry, 1489-1496</text:p>
        </text:list-item>
        <text:list-item>
          <text:p text:style-name="P1"><text:soft-page-break/>Jean Daniel, mort le 19 janvier 1500</text:p>
        </text:list-item>
        <text:list-item>
          <text:p text:style-name="P1">Gérard de Fraine, élu en 1500, mort le 5 février 1506</text:p>
        </text:list-item>
        <text:list-item>
          <text:p text:style-name="P1">Marien Hanneman, élu le 6 février 1506, a resigné en 1535, mort le 24 janvier 1539</text:p>
        </text:list-item>
        <text:list-item>
          <text:p text:style-name="P1">Nicolas Aubertin, 2lu en 1535, mort le 29 septembre 1553</text:p>
        </text:list-item>
        <text:list-item>
          <text:p text:style-name="P1">Austien Marien, élu en 1553, mort le 4 mars 1573</text:p>
        </text:list-item>
        <text:list-item>
          <text:p text:style-name="P1">Mathieu Pierson, élu le 5 mars 1573, mort le 4 décembre 1599</text:p>
        </text:list-item>
        <text:list-item>
          <text:p text:style-name="P1">Mathieu Bonherbe, élu en 1599, a résigné en 1608, mort le 4 décembre 1610</text:p>
        </text:list-item>
        <text:list-item>
          <text:p text:style-name="P1">Jean de Gombervaux, élu en 1608, a résigné en le 2 février 1639, mort le 28 juillet 1666</text:p>
        </text:list-item>
        <text:list-item>
          <text:p text:style-name="P1">François de Villequoy, élu en 1639, mort le 28 septembre 1668</text:p>
        </text:list-item>
        <text:list-item>
          <text:p text:style-name="P1">Hyacinthe Vaillant, résigne le 2 mai 1670, meurt le 28 mai</text:p>
        </text:list-item>
        <text:list-item>
          <text:p text:style-name="P1">Antoine Collart, élu le 13 mai 1670, mort le 22 janvier 1681</text:p>
        </text:list-item>
        <text:list-item>
          <text:p text:style-name="P1">Remy Josnet, élu le 15 mars 1681, mort le 2 janvier 1720</text:p>
        </text:list-item>
        <text:list-item>
          <text:p text:style-name="P1">François le Lorrain, élu le 1er février 1720, mort en 1738</text:p>
        </text:list-item>
        <text:list-item>
          <text:p text:style-name="P1">Pierre Gillet, élu en 1738, mort en 1753</text:p>
        </text:list-item>
        <text:list-item>
          <text:p text:style-name="P1">Jean Jacquot, 1753-1777</text:p>
        </text:list-item>
        <text:list-item>
          <text:p text:style-name="P1">François Quentin, 1777-1788</text:p>
        </text:list-item>
        <text:list-item>
          <text:p text:style-name="P1">Etienne, 1788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fr" fo:country="FR" style:letter-kerning="true" style:font-name-asian="SimSun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bsatz-Standardschriftar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dieudonné-sommeille</meta:initial-creator>
    <meta:creation-date>2012-10-05T12:27:18</meta:creation-date>
    <dc:creator>isabelle dieudonné-sommeille</dc:creator>
    <dc:date>2012-10-06T09:13:06</dc:date>
    <meta:editing-cycles>4</meta:editing-cycles>
    <meta:editing-duration>PT20H45M57S</meta:editing-duration>
    <meta:document-statistic meta:table-count="0" meta:image-count="0" meta:object-count="0" meta:page-count="2" meta:paragraph-count="63" meta:word-count="538" meta:character-count="2699"/>
    <meta:generator>OpenOffice.org/3.3$Win32 OpenOffice.org_project/330m20$Build-9567</meta:generator>
  </office:meta>
</office:document-meta>
</file>